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901a" officeooo:paragraph-rsid="001a90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8 Building a Full Stack – CPlayer App</text:p>
      <text:p text:style-name="P1"/>
      <text:p text:style-name="P1">## Milestone 1</text:p>
      <text:p text:style-name="P1"/>
      <text:p text:style-name="P1">- Create REST API to fetch data</text:p>
      <text:p text:style-name="P1">- Create a static view. This view should have angular route path as</text:p>
      <text:p text:style-name="P1">/my-recommendations.</text:p>
      <text:p text:style-name="P1">- It should contain three sections:</text:p>
      <text:p text:style-name="P1">- Search section</text:p>
      <text:p text:style-name="P1">- Recommendation section</text:p>
      <text:p text:style-name="P1">- News section</text:p>
      <text:p text:style-name="P1">- In news section it shows latest news related to cricket.</text:p>
      <text:p text:style-name="P1">- Create a search bar with a search button to search Player.</text:p>
      <text:p text:style-name="P1">- Search section will have text field with ID #search-text-field</text:p>
      <text:p text:style-name="P1">- A button to submit search text field content with ID #search-button</text:p>
      <text:p text:style-name="P1">- On submission of search text should query the results from cricapi</text:p>
      <text:p text:style-name="P1">- Display search results.</text:p>
      <text:p text:style-name="P1">- Get the results displayed in search results section.</text:p>
      <text:p text:style-name="P1">- Give an id #search-results to search result section.</text:p>
      <text:p text:style-name="P1">- Search results should show a series of card like components and a</text:p>
      <text:p text:style-name="P1">card should have the following attributes.</text:p>
      <text:p text:style-name="P1">- Assign .cplayer-card class to each player card and all the cplayer</text:p>
      <text:p text:style-name="P1">cards displayed in all sections should have the below details with</text:p>
      <text:p text:style-name="P1">attributes.</text:p>
      <text:p text:style-name="P1">- assign .cplayer_fullName class to describe FullName.</text:p>
      <text:p text:style-name="P1">- assign .cplayer_majorteams class to to describe majorteams.</text:p>
      <text:p text:style-name="P1">- assign .cplayer_imageUrl class to show image.</text:p>
      <text:p text:style-name="P1">- assign .cplayer_country class to show country name.</text:p>
      <text:p text:style-name="P1">- toggle .recommend &amp; .unrecommend classes to recommend and</text:p>
      <text:p text:style-name="P1">unrecommend buttons.</text:p>
      <text:p text:style-name="P1">- Create a recommend button attached with every player card. Give</text:p>
      <text:p text:style-name="P1">recommend button a class .recommen</text:p>
      <text:p text:style-name="P1">- Click on Recommend button and the button should change to</text:p>
      <text:p text:style-name="P1">Unrecommend.</text:p>
      <text:p text:style-name="P1">- The Unrecommend button should have a class .unrecommend and Recommend</text:p>
      <text:p text:style-name="P1">button should have class .recommend.</text:p>
      <text:p text:style-name="P1">- View recommended cplayer list under my-recommendations section</text:p>
      <text:p text:style-name="P1">- Display all recommended player in this section. Recommended player</text:p>
      <text:p text:style-name="P1">should be displayed under my-recommendations section.</text:p>
      <text:p text:style-name="P1">- Unrecommend button, button should change to Recommend again, players</text:p>
      <text:p text:style-name="P1">should disappear from my-recommendations section</text:p>
      <text:p text:style-name="P1"/>
      <text:p text:style-name="P1">## Milestone 2</text:p>
      <text:p text:style-name="P1"/>
      <text:p text:style-name="P1">- Create a Dashboard view (Angular Route /dashboard) with three</text:p>
      <text:p text:style-name="P1">sections Display Favorite, Player statistics, recommendations for a</text:p>
      <text:p text:style-name="P1">player from cricpai one under the other.</text:p>
      <text:p text:style-name="P1">- This Dashboard is the default view to be shown.</text:p>
      <text:p text:style-name="P1">- The 3 sections are:</text:p>
      <text:p text:style-name="P1">- Favorite with Id #Favorite.</text:p>
      <text:p text:style-name="P1">- Player statistics with ID #pstatistics.</text:p>
      <text:p text:style-name="P1">- Recommendations tracks with ID #recommended</text:p>
      <text:p text:style-name="P1"><text:soft-page-break/>- View all Favorite players under Favorite section</text:p>
      <text:p text:style-name="P1">- Display all Player statistics under Player statistics section</text:p>
      <text:p text:style-name="P1">- View all players recommendations from 3rd party tracks service</text:p>
      <text:p text:style-name="P1">provider (cricapi) under recommendations section</text:p>
      <text:p text:style-name="P1"/>
      <text:p text:style-name="P1">-add player ranking page, in this page it shows ranking of all players based on their performance in </text:p>
      <text:p text:style-name="P1"><text:s/>different matches like ODI, Test, T20. Provide link of this page in dashboard page.</text:p>
      <text:p text:style-name="P1">-add one feature called as live match and it shows all matches of today in card form.</text:p>
      <text:p text:style-name="P1"><text:s/>If we click on any card then it shows detail information about that match like</text:p>
      <text:p text:style-name="P1"><text:s/>all batsmen, all bowlers, man of the match, current score.</text:p>
      <text:p text:style-name="P1">-provide navigation link for player statistics on dashboard.</text:p>
      <text:p text:style-name="P1"><text:s/>It shows name of all players with their contry name and flag in card format.</text:p>
      <text:p text:style-name="P1"><text:s/>When we click on card then it shows detailed information about that player like</text:p>
      <text:p text:style-name="P1"><text:s/>name, country, major teams he played, graph shows his performance in all matches including</text:p>
      <text:p text:style-name="P1"><text:s/>Test, ODI, T20, his batting performance, his bowling performance,</text:p>
      <text:p text:style-name="P1"><text:s/>recommend and add to favourite button at last.</text:p>
      <text:p text:style-name="P1">-If we click on add to favourite button then it should add this player</text:p>
      <text:p text:style-name="P1"><text:s/>with particular userid who wants to add as favourite.</text:p>
      <text:p text:style-name="P1">-If we click on recommend button then it toggeles and added that player</text:p>
      <text:p text:style-name="P1"><text:s/>in recommendation list.</text:p>
      <text:p text:style-name="P1"/>
      <text:p text:style-name="P1">## Milestone 3 - Functional Requirements</text:p>
      <text:p text:style-name="P1"/>
      <text:p text:style-name="P1">### Pagination</text:p>
      <text:p text:style-name="P1">- In case of multiple records page should have pagination option to</text:p>
      <text:p text:style-name="P1">display data in card layout</text:p>
      <text:p text:style-name="P1">### Implement Authentication</text:p>
      <text:p text:style-name="P1">- User should not be able to add anything in favorites &amp; recommendation</text:p>
      <text:p text:style-name="P1">list until logged in.</text:p>
      <text:p text:style-name="P1">- Create Login Page</text:p>
      <text:p text:style-name="P1">- Create Register Page (User’s email address should be a userid)</text:p>
      <text:p text:style-name="P1">- Create Edit Profile / Change Password page (Email address cannot be</text:p>
      <text:p text:style-name="P1">changed)</text:p>
      <text:p text:style-name="P1">- Upload profile image while register &amp; displaying the same in toolbar</text:p>
      <text:p text:style-name="P1">after login</text:p>
      <text:p text:style-name="P1">- Encrypt password using bcrypt while storing in database during</text:p>
      <text:p text:style-name="P1">registration</text:p>
      <text:p text:style-name="P1">## Milestone 4</text:p>
      <text:p text:style-name="P1">- Implement Test Automation – write Unit Tests for Backend and</text:p>
      <text:p text:style-name="P1">FrontEnd.</text:p>
      <text:p text:style-name="P1">- Add E2E Test Cases, Dockerize and Implement CI using Gitlab Runner.</text:p>
      <text:p text:style-name="P1">- Create the **README.md** file with Steps to Execute.</text:p>
      <text:p text:style-name="P1">## Acceptance Criteria</text:p>
      <text:p text:style-name="P1">The final evaluation of submissions if the following is achieved:</text:p>
      <text:p text:style-name="P1">- Meeting the Core functional requirements as stated</text:p>
      <text:p text:style-name="P1">- Write Test Cases with each functionality with all the features</text:p>
      <text:p text:style-name="P1">- Follow the MVC model</text:p>
      <text:p text:style-name="P1">-</text:p>
      <text:p text:style-name="P1">Evaluation Rubrics (_On a Rating from 1 to 10)</text:p>
      <text:p text:style-name="P1">1. Functional Requirements</text:p>
      <text:p text:style-name="P1">2. Non-Functional Requirements</text:p>
      <text:p text:style-name="P1">3. Code Quality</text:p>
      <text:p text:style-name="P1"><text:soft-page-break/>4. Standards, Styles and Guidelines</text:p>
      <text:p text:style-name="P1">5. Aesthetics and Accessibilit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6:44.537052072</meta:creation-date>
    <dc:date>2020-01-21T11:18:09.421838052</dc:date>
    <meta:editing-duration>PT1M26S</meta:editing-duration>
    <meta:editing-cycles>1</meta:editing-cycles>
    <meta:document-statistic meta:table-count="0" meta:image-count="0" meta:object-count="0" meta:page-count="3" meta:paragraph-count="99" meta:word-count="763" meta:character-count="4683" meta:non-whitespace-character-count="4006"/>
    <meta:generator>LibreOffice/6.0.7.3$Linux_X86_64 LibreOffice_project/00m0$Build-3</meta:generator>
  </office:meta>
</office:document-meta>
</file>